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98eb" officeooo:paragraph-rsid="000b98eb"/>
    </style:style>
    <style:style style:name="P2" style:family="paragraph" style:parent-style-name="Standard" style:list-style-name="L1">
      <style:text-properties officeooo:paragraph-rsid="000b98eb"/>
    </style:style>
    <style:style style:name="P3" style:family="paragraph" style:parent-style-name="Standard">
      <style:text-properties officeooo:paragraph-rsid="000b98eb"/>
    </style:style>
    <style:style style:name="P4" style:family="paragraph" style:parent-style-name="Standard">
      <style:text-properties style:text-underline-style="none" fo:font-weight="normal" officeooo:rsid="000b98eb" officeooo:paragraph-rsid="000b98e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f2eb1" officeooo:paragraph-rsid="000f2eb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0d706" officeooo:paragraph-rsid="0010d706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10d706" officeooo:paragraph-rsid="0010d706" style:font-weight-asian="normal" style:font-weight-complex="normal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5pt" style:text-underline-style="none" fo:font-weight="bold" officeooo:rsid="000b98eb" officeooo:paragraph-rsid="000b98eb" style:font-size-asian="15pt" style:font-weight-asian="bold" style:font-size-complex="15pt" style:font-weight-complex="bold"/>
    </style:style>
    <style:style style:name="P9" style:family="paragraph">
      <loext:graphic-properties draw:fill-color="#eeeeee"/>
      <style:text-properties fo:font-size="12pt"/>
    </style:style>
    <style:style style:name="P10" style:family="paragraph">
      <loext:graphic-properties draw:fill="none" draw:fill-color="#ffffff"/>
    </style:style>
    <style:style style:name="T1" style:family="text">
      <style:text-properties officeooo:rsid="000b98eb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c8312"/>
    </style:style>
    <style:style style:name="T4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2pt"/>
    </style:style>
    <style:style style:name="T7" style:family="text">
      <style:text-properties fo:font-size="12pt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eeeeee" draw:textarea-horizontal-align="justify" draw:textarea-vertical-align="middle" draw:auto-grow-height="false" fo:min-height="5.604cm" fo:min-width="3.5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1.535cm" fo:min-width="2.1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ker</text:p>
      <text:p text:style-name="P1"/>
      <text:p text:style-name="P1"/>
      <text:p text:style-name="P1">für Docker:</text:p>
      <text:list xml:id="list761116539" text:style-name="L1">
        <text:list-item>
          <text:p text:style-name="P2"><text:span text:style-name="T1">neue VMs: sdi6c.mi.hdm-stuttgart.de (KVM)</text:span></text:p>
        </text:list-item>
      </text:list>
      <text:p text:style-name="P3"/>
      <text:p text:style-name="P3"><draw:custom-shape text:anchor-type="paragraph" draw:z-index="0" draw:name="Form1" draw:style-name="gr1" draw:text-style-name="P9" svg:width="3.943cm" svg:height="5.989cm" svg:x="1.319cm" svg:y="0.192cm"><text:p><text:span text:style-name="T4"><text:s text:c="3"/></text:span><text:span text:style-name="T5">Service 1:</text:span></text:p><text:p><text:span text:style-name="T6"><text:s text:c="6"/></text:span><text:span text:style-name="T6">- Nextcloud</text:span></text:p><text:p><text:span text:style-name="T6"/></text:p><text:p><text:span text:style-name="T7"><text:s text:c="3"/></text:span><text:span text:style-name="T5">Service 2:</text:span></text:p><text:p><text:span text:style-name="T6"><text:s text:c="6"/></text:span><text:span text:style-name="T6">- DB-Server</text:span></text:p><text:p><text:span text:style-name="T6"/></text:p><text:p><text:span text:style-name="T4"><text:s text:c="3"/></text:span><text:span text:style-name="T5">Service 3:</text:span></text:p><text:p><text:span text:style-name="T6"><text:s text:c="6"/></text:span><text:span text:style-name="T6">- Print Spooling</text:span></text:p><text:p><text:span text:style-name="T6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Host<text:tab/><text:tab/><text:tab/><text:tab/><text:tab/>Was, wenn verschiedene Services verschiedene <text:span text:style-name="T3">Versionen</text:span><text:tab/><text:tab/><text:tab/><text:tab/><text:tab/><text:tab/><text:tab/>der gleichen Software brauche (z.B. PHP, <text:span text:style-name="T3">libc, ...</text:span>)</text:p>
      <text:p text:style-name="P1"/>
      <text:p text:style-name="P1"><text:tab/><text:tab/><text:tab/><text:tab/><text:tab/><text:span text:style-name="T2">Lösung:</text:span></text:p>
      <text:p text:style-name="P4"><text:tab/><text:tab/><text:tab/><text:tab/><text:tab/> <text:s text:c="5"/>- verschiedene Hardware</text:p>
      <text:p text:style-name="P4"><text:tab/><text:tab/><text:tab/><text:tab/><text:tab/> <text:s text:c="5"/>- simultane PHP Versionen</text:p>
      <text:p text:style-name="P4"><text:tab/><text:tab/><text:tab/><text:tab/><text:tab/> <text:s text:c="5"/>- Dock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apping von Ports für versch. Dockersysteme auf Host:</text:p>
      <text:p text:style-name="P5"/>
      <text:p text:style-name="P5"><draw:custom-shape text:anchor-type="paragraph" draw:z-index="1" draw:name="Form1" draw:style-name="gr1" draw:text-style-name="P9" svg:width="3.943cm" svg:height="5.989cm" svg:x="1.319cm" svg:y="0.192cm"><text:p><text:span text:style-name="T6"><text:s text:c="2"/></text:span><text:span text:style-name="T5">Container</text:span><text:span text:style-name="T5"><text:line-break/></text:span><text:span text:style-name="T7"> <text:s/>Port 80</text:span></text:p><text:p><text:span text:style-name="T6"/></text:p><text:p><text:span text:style-name="T6"><text:s/></text:span></text:p><text:p><text:span text:style-name="T6"><text:s text:c="2"/></text:span><text:span text:style-name="T6">localhost:808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2" draw:style-name="gr2" draw:text-style-name="P10" svg:width="2.117cm" svg:height="1.535cm" svg:x="1.637cm" svg:y="1.651cm"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oDo:</text:p>
      <text:list xml:id="list504221332" text:style-name="L2">
        <text:list-item>
          <text:p text:style-name="P7">2x Docker installier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4:21:03.660355538</meta:creation-date>
    <dc:date>2018-06-20T16:43:49.293044684</dc:date>
    <meta:editing-duration>PT40M53S</meta:editing-duration>
    <meta:editing-cycles>2</meta:editing-cycles>
    <meta:generator>LibreOffice/6.0.4.2$Linux_X86_64 LibreOffice_project/00m0$Build-2</meta:generator>
    <meta:document-statistic meta:table-count="0" meta:image-count="0" meta:object-count="0" meta:page-count="1" meta:paragraph-count="11" meta:word-count="46" meta:character-count="362" meta:non-whitespace-character-count="281"/>
  </office:meta>
</office:document-meta>
</file>